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540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11" table:number-rows-spanned="1">
            <text:p><text:a xlink:href="python://get_company()" xlink:type="simple">Company Name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3" table:style-name="ce9"/>
        </table:table-row>
        <table:table-row table:style-name="ro1">
          <table:table-cell office:value-type="string" calcext:value-type="string" table:number-columns-spanned="10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table-cell table:style-name="ce9"/>
        </table:table-row>
        <table:table-row table:style-name="ro1">
          <table:table-cell office:value-type="string" calcext:value-type="string" table:number-columns-spanned="10" table:number-rows-spanned="1">
            <text:p><text:a xlink:href="python://'Date start: ' + time.strftime('%d/%m/%Y %H:%M:%S', time.strptime(data['form']['date_start'], '%Y-%m-%d %H:%M:%S'))" xlink:type="simple">DATE START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table-cell table:style-name="ce9"/>
        </table:table-row>
        <table:table-row table:style-name="ro1">
          <table:table-cell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table-cell table:style-name="ce9"/>
        </table:table-row>
        <table:table-row table:style-name="ro1">
          <table:table-cell office:value-type="string" calcext:value-type="string" table:number-columns-spanned="10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table-cell table:style-name="ce9"/>
        </table:table-row>
        <table:table-row table:style-name="ro1">
          <table:table-cell office:value-type="string" calcext:value-type="string" table:number-columns-spanned="10" table:number-rows-spanned="1">
            <text:p><text:a xlink:href="python://'Date end: ' + time.strftime('%d/%m/%Y %H:%M:%S', time.strptime(data['form']['date_end'], '%Y-%m-%d %H:%M:%S'))" xlink:type="simple">DATE END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table-cell table:style-name="ce9"/>
        </table:table-row>
        <table:table-row table:style-name="ro1">
          <table:table-cell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table-cell table:style-name="ce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 each=&quot;location in get_location()&quot;" xlink:type="simple">START LOOP LOCATION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for each=&quot;product in get_product()&quot;" xlink:type="simple">START LOOP PRODUCT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product[&quot;name&quot;]" xlink:type="simple">PRODUCT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'Location: ' + location['name']" xlink:type="simple">LOCATION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'UoM :' + product['uom']" xlink:type="simple">UOM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# Opera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Move Qty</text:p>
          </table:table-cell>
          <table:table-cell table:style-name="ce6" office:value-type="string" calcext:value-type="string">
            <text:p>Move Uo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7" table:number-rows-spanned="1">
            <text:p>Beginning Balance</text:p>
          </table:table-cell>
          <table:covered-table-cell table:number-columns-repeated="6" table:style-name="ce10"/>
          <table:table-cell table:style-name="ce14" office:value-type="string" calcext:value-type="string">
            <text:p><text:a xlink:href="python://get_beginning_balance(location['id'], product['id'])" xlink:type="simple">BEGINNING BALAN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for each=&quot;move in get_move(location['id'], product['id'])&quot;" xlink:type="simple">START LOOP MOVE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python://move['no']" xlink:type="simple">NO</text:a></text:p>
          </table:table-cell>
          <table:table-cell table:style-name="ce11" office:value-type="string" calcext:value-type="string">
            <text:p><text:a xlink:href="python://time.strftime('%d/%m/%Y %H:%M:%S', time.strptime(move['date'], '%Y-%m-%d %H:%M:%S'))" xlink:type="simple">DATE</text:a></text:p>
          </table:table-cell>
          <table:table-cell table:style-name="ce11" office:value-type="string" calcext:value-type="string">
            <text:p><text:a xlink:href="python://move['picking']" xlink:type="simple">PICKING</text:a></text:p>
          </table:table-cell>
          <table:table-cell table:style-name="ce11" office:value-type="string" calcext:value-type="string">
            <text:p><text:a xlink:href="python://move['picking_type']" xlink:type="simple">PICKING TYPE</text:a></text:p>
          </table:table-cell>
          <table:table-cell table:style-name="ce12" office:value-type="string" calcext:value-type="string">
            <text:p><text:a xlink:href="python://formatLang(move['move_qty'])" xlink:type="simple">MOVE QTY</text:a></text:p>
          </table:table-cell>
          <table:table-cell table:style-name="ce12" office:value-type="string" calcext:value-type="string">
            <text:p><text:a xlink:href="python://move['move_uom']" xlink:type="simple">MOVE UOM</text:a></text:p>
          </table:table-cell>
          <table:table-cell table:style-name="ce13" office:value-type="string" calcext:value-type="string">
            <text:p><text:a xlink:href="python://formatLang(move['product_qty'])" xlink:type="simple">PRODUCT QTY</text:a></text:p>
          </table:table-cell>
          <table:table-cell table:style-name="ce13" office:value-type="string" calcext:value-type="string">
            <text:p><text:a xlink:href="python://formatLang(move['balance'])" xlink:type="simple">BALANCE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 MOVE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7" table:number-rows-spanned="1">
            <text:p>Ending Balance</text:p>
          </table:table-cell>
          <table:covered-table-cell table:number-columns-repeated="6" table:style-name="ce10"/>
          <table:table-cell table:style-name="ce10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 PRODUCT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 LOCATION</text:a>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7:29:57.399449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6-10-19T20:15:32.337506500</dc:date>
    <dc:creator>Andhitia Rama</dc:creator>
    <meta:editing-duration>PT2H55M29S</meta:editing-duration>
    <meta:editing-cycles>16</meta:editing-cycles>
    <meta:generator>LibreOffice/4.2.8.2$Linux_x86 LibreOffice_project/420m0$Build-2</meta:generator>
    <meta:document-statistic meta:table-count="1" meta:cell-count="36" meta:object-count="0"/>
  </office:meta>
</office:document-meta>
</file>